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Zeit je Prozess</text:p>
          </table:table-cell>
          <table:table-cell office:value-type="float" office:value="129">
            <text:p>129</text:p>
          </table:table-cell>
          <table:table-cell office:value-type="float" office:value="39.1">
            <text:p>39,1</text:p>
          </table:table-cell>
          <table:table-cell office:value-type="float" office:value="32.06">
            <text:p>32,06</text:p>
          </table:table-cell>
          <table:table-cell office:value-type="float" office:value="25.66">
            <text:p>25,66</text:p>
          </table:table-cell>
          <table:table-cell office:value-type="float" office:value="25.3">
            <text:p>25,3</text:p>
          </table:table-cell>
          <table:table-cell office:value-type="float" office:value="17.03">
            <text:p>17,03</text:p>
          </table:table-cell>
          <table:table-cell office:value-type="float" office:value="15.24">
            <text:p>15,24</text:p>
          </table:table-cell>
        </table:table-row>
        <table:table-row table:style-name="ro1">
          <table:table-cell/>
          <table:table-cell>
            <draw:frame table:end-cell-address="Tabelle1.I18" table:end-x="1.211cm" table:end-y="0.424cm" draw:z-index="0" draw:style-name="gr1" svg:width="15.595cm" svg:height="7.098cm" svg:x="1.423cm" svg:y="0.074cm">
              <draw:object draw:notify-on-update-of-ranges="Tabelle1.A1:Tabelle1.A1 Tabelle1.B1:Tabelle1.H1 Tabelle1.A2:Tabelle1.A2 Tabelle1.B2:Tabelle1.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7">
          <table:table-cell table:number-columns-repeated="8"/>
        </table:table-row>
        <table:table-row table:style-name="ro1">
          <table:table-cell/>
          <table:table-cell table:formula="of:=[.B1]" office:value-type="float" office:value="1">
            <text:p>1</text:p>
          </table:table-cell>
          <table:table-cell table:formula="of:=[.C1]" office:value-type="float" office:value="4">
            <text:p>4</text:p>
          </table:table-cell>
          <table:table-cell table:formula="of:=[.D1]" office:value-type="float" office:value="8">
            <text:p>8</text:p>
          </table:table-cell>
          <table:table-cell table:formula="of:=[.E1]" office:value-type="float" office:value="16">
            <text:p>16</text:p>
          </table:table-cell>
          <table:table-cell table:formula="of:=[.F1]" office:value-type="float" office:value="24">
            <text:p>24</text:p>
          </table:table-cell>
          <table:table-cell table:formula="of:=[.G1]" office:value-type="float" office:value="32">
            <text:p>32</text:p>
          </table:table-cell>
          <table:table-cell table:formula="of:=[.H1]" office:value-type="float" office:value="64">
            <text:p>64</text:p>
          </table:table-cell>
        </table:table-row>
        <table:table-row table:style-name="ro1">
          <table:table-cell office:value-type="string">
            <text:p>Speedup</text:p>
          </table:table-cell>
          <table:table-cell table:style-name="ce1" table:formula="of:=[.B2]/[.B2]" office:value-type="float" office:value="1">
            <text:p>1,0</text:p>
          </table:table-cell>
          <table:table-cell table:style-name="ce1" table:formula="of:=[.B2]/[.C2]" office:value-type="float" office:value="3.29923273657289">
            <text:p>3,3</text:p>
          </table:table-cell>
          <table:table-cell table:style-name="ce1" table:formula="of:=[.B2]/[.D2]" office:value-type="float" office:value="4.02370555208983">
            <text:p>4,0</text:p>
          </table:table-cell>
          <table:table-cell table:style-name="ce1" table:formula="of:=[.B2]/[.E2]" office:value-type="float" office:value="5.02727981293843">
            <text:p>5,0</text:p>
          </table:table-cell>
          <table:table-cell table:style-name="ce1" table:formula="of:=[.B2]/[.F2]" office:value-type="float" office:value="5.09881422924901">
            <text:p>5,1</text:p>
          </table:table-cell>
          <table:table-cell table:style-name="ce1" table:formula="of:=[.B2]/[.G2]" office:value-type="float" office:value="7.57486788021139">
            <text:p>7,6</text:p>
          </table:table-cell>
          <table:table-cell table:style-name="ce1" table:formula="of:=[.B2]/[.H2]" office:value-type="float" office:value="8.46456692913386">
            <text:p>8,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table:end-cell-address="Tabelle1.F41" table:end-x="0.61cm" table:end-y="0.087cm" draw:z-index="1" draw:style-name="gr1" svg:width="7.999cm" svg:height="6.999cm" svg:x="1.643cm" svg:y="0.286cm">
              <draw:object draw:notify-on-update-of-ranges="Tabelle1.A21:Tabelle1.A21 Tabelle1.B21:Tabelle1.H21 Tabelle1.A22:Tabelle1.A22 Tabelle1.B22:Tabelle1.H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>
            <text:p>Paralleleranteil</text:p>
          </table:table-cell>
          <table:table-cell/>
          <table:table-cell office:value-type="float" office:value="0.66">
            <text:p>0,6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table:style-name="ce1" table:formula="of:=[.B2]/([.B2]*((1-[.D42])+[.D42]/[.B45]))" office:value-type="float" office:value="1">
            <text:p>1,0</text:p>
          </table:table-cell>
          <table:table-cell table:style-name="ce1" table:formula="of:=[.B2]/([.B2]*((1-[.D42])+[.D42]/[.C45]))" office:value-type="float" office:value="1.98019801980198">
            <text:p>2,0</text:p>
          </table:table-cell>
          <table:table-cell table:style-name="ce1" table:formula="of:=[.B2]/([.B2]*((1-[.D42])+[.D42]/[.D45]))" office:value-type="float" office:value="2.36686390532544">
            <text:p>2,4</text:p>
          </table:table-cell>
          <table:table-cell table:style-name="ce1" table:formula="of:=[.B2]/([.B2]*((1-[.D42])+[.D42]/[.E45]))" office:value-type="float" office:value="2.62295081967213">
            <text:p>2,6</text:p>
          </table:table-cell>
          <table:table-cell table:style-name="ce1" table:formula="of:=[.B2]/([.B2]*((1-[.D42])+[.D42]/[.F45]))" office:value-type="float" office:value="2.72108843537415">
            <text:p>2,7</text:p>
          </table:table-cell>
          <table:table-cell table:style-name="ce1" table:formula="of:=[.B2]/([.B2]*((1-[.D42])+[.D42]/[.G45]))" office:value-type="float" office:value="2.77296360485269">
            <text:p>2,8</text:p>
          </table:table-cell>
          <table:table-cell table:style-name="ce1" table:formula="of:=[.B2]/([.B2]*((1-[.D42])+[.D42]/[.H45]))" office:value-type="float" office:value="2.85459411239964">
            <text:p>2,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.09.2011</text:date>, <text:time>15:4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utzer </meta:initial-creator>
    <meta:creation-date>2011-09-15T15:12:05</meta:creation-date>
    <meta:generator>OpenOffice.org/3.2$Linux OpenOffice.org_project/320m19$Build-9505</meta:generator>
    <dc:date>2011-09-15T15:40:45</dc:date>
    <dc:creator>Benutzer </dc:creator>
    <meta:editing-duration>PT00H28M40S</meta:editing-duration>
    <meta:editing-cycles>4</meta:editing-cycles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b-spline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6cm" svg:height="7.099cm" xlink:href=".." chart:class="chart:line" chart:style-name="ch1">
        <chart:title svg:x="6.528cm" svg:y="0.142cm" chart:style-name="ch2">
          <text:p>Zeitmessung</text:p>
        </chart:title>
        <chart:legend chart:legend-position="end" svg:x="12.704cm" svg:y="3.267cm" chart:style-name="ch3"/>
        <chart:plot-area chart:style-name="ch4" table:cell-range-address="Tabelle1.A1:Tabelle1.H2" chart:data-source-has-labels="both" svg:x="0.311cm" svg:y="0.786cm" svg:width="12.083cm" svg:height="6.031cm">
          <chart:axis chart:dimension="x" chart:name="primary-x" chart:style-name="ch5">
            <chart:categories table:cell-range-address="Tabelle1.B1:Tabelle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H2" chart:label-cell-address="Tabelle1.A2:Tabelle1.A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1:Tabelle1.H1"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 text:id="Tabelle1.A2:Tabelle1.A2">Zeit je Prozess</text:p>
              </table:table-cell>
              <table:table-cell office:value-type="float" office:value="129">
                <text:p text:id="Tabelle1.B2:Tabelle1.H2">129</text:p>
              </table:table-cell>
              <table:table-cell office:value-type="float" office:value="39.1">
                <text:p>39.1</text:p>
              </table:table-cell>
              <table:table-cell office:value-type="float" office:value="32.06">
                <text:p>32.06</text:p>
              </table:table-cell>
              <table:table-cell office:value-type="float" office:value="25.66">
                <text:p>25.66</text:p>
              </table:table-cell>
              <table:table-cell office:value-type="float" office:value="25.3">
                <text:p>25.3</text:p>
              </table:table-cell>
              <table:table-cell office:value-type="float" office:value="17.03">
                <text:p>17.03</text:p>
              </table:table-cell>
              <table:table-cell office:value-type="float" office:value="15.24">
                <text:p>15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052cm" svg:y="3.218cm" chart:style-name="ch2"/>
        <chart:plot-area chart:style-name="ch3" table:cell-range-address="Tabelle1.A21:Tabelle1.H22" chart:data-source-has-labels="both" svg:x="0.16cm" svg:y="0.14cm" svg:width="5.733cm" svg:height="6.58cm">
          <chart:axis chart:dimension="x" chart:name="primary-x" chart:style-name="ch4">
            <chart:categories table:cell-range-address="Tabelle1.B21:Tabelle1.H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2:Tabelle1.H22" chart:label-cell-address="Tabelle1.A22:Tabelle1.A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21:Tabelle1.H21"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24</text:p>
              </table:table-cell>
              <table:table-cell office:value-type="string">
                <text:p>32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 text:id="Tabelle1.A22:Tabelle1.A22">Speedup</text:p>
              </table:table-cell>
              <table:table-cell office:value-type="float" office:value="1">
                <text:p text:id="Tabelle1.B22:Tabelle1.H22">1</text:p>
              </table:table-cell>
              <table:table-cell office:value-type="float" office:value="3.29923273657289">
                <text:p>3.29923273657289</text:p>
              </table:table-cell>
              <table:table-cell office:value-type="float" office:value="4.02370555208983">
                <text:p>4.02370555208983</text:p>
              </table:table-cell>
              <table:table-cell office:value-type="float" office:value="5.02727981293843">
                <text:p>5.02727981293843</text:p>
              </table:table-cell>
              <table:table-cell office:value-type="float" office:value="5.09881422924901">
                <text:p>5.09881422924901</text:p>
              </table:table-cell>
              <table:table-cell office:value-type="float" office:value="7.57486788021139">
                <text:p>7.57486788021139</text:p>
              </table:table-cell>
              <table:table-cell office:value-type="float" office:value="8.46456692913386">
                <text:p>8.46456692913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